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fce" officeooo:paragraph-rsid="000d2fce"/>
    </style:style>
    <style:style style:name="P2" style:family="paragraph" style:parent-style-name="Standard">
      <style:text-properties officeooo:rsid="000e06b9" officeooo:paragraph-rsid="000e06b9"/>
    </style:style>
    <style:style style:name="P3" style:family="paragraph" style:parent-style-name="Standard">
      <style:text-properties officeooo:rsid="000fd4b3" officeooo:paragraph-rsid="000fd4b3"/>
    </style:style>
    <style:style style:name="P4" style:family="paragraph" style:parent-style-name="Standard">
      <style:text-properties officeooo:rsid="0011eaf1" officeooo:paragraph-rsid="0011eaf1"/>
    </style:style>
    <style:style style:name="P5" style:family="paragraph" style:parent-style-name="Standard">
      <style:text-properties style:text-underline-style="solid" style:text-underline-width="auto" style:text-underline-color="font-color" officeooo:rsid="0012f4f0" officeooo:paragraph-rsid="0012f4f0"/>
    </style:style>
    <style:style style:name="P6" style:family="paragraph" style:parent-style-name="Standard" style:list-style-name="L1">
      <style:text-properties officeooo:rsid="000d2fce" officeooo:paragraph-rsid="000d2fce"/>
    </style:style>
    <style:style style:name="P7" style:family="paragraph" style:parent-style-name="Standard" style:list-style-name="L2">
      <style:text-properties officeooo:rsid="000e06b9" officeooo:paragraph-rsid="000e06b9"/>
    </style:style>
    <style:style style:name="P8" style:family="paragraph" style:parent-style-name="Standard" style:list-style-name="L3">
      <style:text-properties style:text-underline-style="none" officeooo:rsid="0012f4f0" officeooo:paragraph-rsid="0012f4f0"/>
    </style:style>
    <style:style style:name="P9" style:family="paragraph" style:parent-style-name="Standard" style:list-style-name="L4">
      <style:text-properties style:text-underline-style="none" officeooo:rsid="0012f4f0" officeooo:paragraph-rsid="0012f4f0"/>
    </style:style>
    <style:style style:name="P10" style:family="paragraph" style:parent-style-name="Standard" style:list-style-name="L6">
      <style:text-properties style:text-underline-style="none" officeooo:rsid="0012f4f0" officeooo:paragraph-rsid="0012f4f0"/>
    </style:style>
    <style:style style:name="P11" style:family="paragraph" style:parent-style-name="Standard" style:list-style-name="L5">
      <style:text-properties style:text-underline-style="none" officeooo:rsid="002dc112" officeooo:paragraph-rsid="002dc112"/>
    </style:style>
    <style:style style:name="T1" style:family="text">
      <style:text-properties officeooo:rsid="00101cd7"/>
    </style:style>
    <style:style style:name="T2" style:family="text">
      <style:text-properties officeooo:rsid="0011c5ac"/>
    </style:style>
    <style:style style:name="T3" style:family="text">
      <style:text-properties officeooo:rsid="0013ceb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o is W3C and what do they do?</text:p>
      <text:list xml:id="list936480133" text:style-name="L1">
        <text:list-item>
          <text:p text:style-name="P6">W3C is the main international standards organisation for the web</text:p>
        </text:list-item>
        <text:list-item>
          <text:p text:style-name="P6">The consortium develops standards that ensure the long-term growth and accessibility of the world wide web</text:p>
        </text:list-item>
        <text:list-item>
          <text:p text:style-name="P6">They create protocols that promote quality and compatibility across web technologies, helping to make the web more private, secure, and inclusive for all users</text:p>
        </text:list-item>
      </text:list>
      <text:p text:style-name="P1"/>
      <text:p text:style-name="P2">The W3C standards:</text:p>
      <text:list xml:id="list3840998396" text:style-name="L2">
        <text:list-item>
          <text:p text:style-name="P7">Are rules and guidelines</text:p>
        </text:list-item>
        <text:list-item>
          <text:p text:style-name="P7">Promote consistency in the design code which makes up a web page</text:p>
        </text:list-item>
        <text:list-item>
          <text:p text:style-name="P7">Include HTML and CSS</text:p>
        </text:list-item>
      </text:list>
      <text:p text:style-name="P2"/>
      <text:p text:style-name="P3">These standards are important <text:span text:style-name="T1">as they ensure consistency and accessibility across the web for all users, regardless of </text:span><text:span text:style-name="T2">device, </text:span><text:span text:style-name="T1">operating system, </text:span><text:span text:style-name="T2">and</text:span><text:span text:style-name="T1"> browser</text:span></text:p>
      <text:p text:style-name="P4">These standards also make the web more maintainable</text:p>
      <text:p text:style-name="P4"/>
      <text:p text:style-name="P4"/>
      <text:p text:style-name="P5">Web Content Accessibility Guidelines (WCAG)</text:p>
      <text:list xml:id="list31910896" text:style-name="L3">
        <text:list-item>
          <text:p text:style-name="P8">What are these?</text:p>
        </text:list-item>
      </text:list>
      <text:list xml:id="list1667252472" text:style-name="L4">
        <text:list-item>
          <text:p text:style-name="P9">These are standards set out to make web content more accessible to everyone, especially those with disabilities</text:p>
        </text:list-item>
      </text:list>
      <text:list xml:id="list115750389808170" text:continue-list="list31910896" text:style-name="L3">
        <text:list-item>
          <text:p text:style-name="P8">What do they cover?</text:p>
        </text:list-item>
      </text:list>
      <text:list xml:id="list1882307697" text:style-name="L5">
        <text:list-item>
          <text:p text:style-name="P11">Issues related to vision, hearing, cognitive limitations, learning disabilities, limited movement, photosensitivity, etc</text:p>
        </text:list-item>
      </text:list>
      <text:list xml:id="list115750740763245" text:continue-list="list115750389808170" text:style-name="L3">
        <text:list-item>
          <text:p text:style-name="P8">What are the 4 principles of these guidelines and what do they mean?</text:p>
        </text:list-item>
      </text:list>
      <text:list xml:id="list2274803337" text:style-name="L6">
        <text:list-item>
          <text:p text:style-name="P10">Perceivable – information must be available to the senses (<text:span text:style-name="T3">e.g., Alt</text:span> text, sufficient contrast between text and backgrounds, <text:span text:style-name="T3">adaptable for accessibility)</text:span></text:p>
        </text:list-item>
        <text:list-item>
          <text:p text:style-name="P10">Operable – <text:span text:style-name="T3">Users must be able to interact with all interface elements</text:span></text:p>
        </text:list-item>
        <text:list-item>
          <text:p text:style-name="P10">Understandable – <text:span text:style-name="T3">Content and operation of the user interface must be clear and understandable</text:span></text:p>
        </text:list-item>
        <text:list-item>
          <text:p text:style-name="P10">Robust – <text:span text:style-name="T3">Content must be robust enough to be interpreted reliably by a wide variety of user agents, including assistive technologie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2T09:35:05.560167181</meta:creation-date>
    <meta:generator>LibreOffice/7.3.7.2$Linux_X86_64 LibreOffice_project/30$Build-2</meta:generator>
    <dc:date>2025-10-02T10:43:32.253077619</dc:date>
    <meta:editing-duration>PT56M50S</meta:editing-duration>
    <meta:editing-cycles>10</meta:editing-cycles>
    <meta:document-statistic meta:table-count="0" meta:image-count="0" meta:object-count="0" meta:page-count="1" meta:paragraph-count="20" meta:word-count="246" meta:character-count="1534" meta:non-whitespace-character-count="1319"/>
  </office:meta>
</office:document-meta>
</file>